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imes New Roman1" svg:font-family="'Times New Roman'"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5" style:family="paragraph" style:parent-style-name="Text_20_body" style:list-style-name="L3">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65%"/>
    </style:style>
    <style:style style:name="T4" style:family="text">
      <style:text-properties style:text-position="sub 65%" fo:font-weight="bold" style:font-weight-asian="bold" style:font-weight-complex="bold"/>
    </style:style>
    <style:style style:name="T5" style:family="text">
      <style:text-properties style:text-position="0% 100%" fo:font-weight="bold" style:font-weight-asian="bold" style:font-weight-complex="bold"/>
    </style:style>
    <style:style style:name="T6" style:family="text">
      <style:text-properties style:font-name="Times New Roman1" style:font-name-asian="Times New Roman1" style:font-name-complex="Times New Roman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élkitűzés</text:h>
      <text:p text:style-name="P1"/>
      <text:p text:style-name="P1"><text:bookmark text:name="docs-internal-guid-8fdba7c9-50b7-067b-b130-1338235050cb"/>Jelen anyagban egy a szellemi termelés elvei szerint működő interneten szerveződő <text:s/>termelő – fogyasztó <text:s/>közösség működési elveit szeretném körvonalazni. Szándékosan igyekszek egyesíteni a szellemi termékek és a hagyományos tárgyak előállításának – felhasználásának a folyamatait – hiszen ha szellemi termelési mód válik az uralkodó termelési móddá akkor ennek a logikájával meg kell tudni oldani a termelés egészének megszervezését. Ebben a közösségben minden résztvevő termelő és fogyasztó is egy személyben. Fel kívánom oldani a termelő – fogyasztó szembenállását, érdek ellentétét (ami piacgazdaság általános jellemzője). Itt a résztvevők a közös szükségletek, közös megtermelésében érdekegységben tevékenykednek. Az anyag további részében amikor termelő/előállító vagy fogyasztó/felhasználó -ról beszélek soha nem egy biológiai egyénről beszélek, hanem az adott egyénnek az adott tranzakcióban betöltött szerepéről.</text:p>
      <text:p text:style-name="P1"/>
      <text:p text:style-name="P1">Először is le kell szögezni, hogy kapitalista piac gazdasági környezettben ez a közösség csak korlátozottan érvényesítheti a szellemi termelés elveit, mindenképpen egy kompromisszumokkal terhelt rendszer jön létre. De ennek ellenére jövő csirát képezhet és reményeim szerint még ebben a formában is működő lépes modell lehet ami a jelenleginél emberibb, teljesebb, boldogabb életet tesz lehetővé a résztvevők számára.</text:p>
      <text:p text:style-name="P1"/>
      <text:p text:style-name="P1">Gyakorlatilag egy WEB2 felületet tervezek kifejleszteni ami a jelenleg elterjedt web áruházak mintájára alakulna ki. Ezen lehetőség lenne a termék és szolgáltatás keresletek, kínálatok, teljesítések nyilvántartására, <text:s text:c="2"/>közzé tételére, a termékek szolgáltatások, és a résztvevők értékelésére, a személyenkénti „idő folyószámlák” <text:s text:c="2"/>megtekintésére.</text:p>
      <text:p text:style-name="P1"/>
      <text:p text:style-name="P1">Semmiképpen ne tekintsük az idő folyószámlát valamilyen virtuális pénznek. Néhány ismérv ami miatt ez nem PÉNZ:</text:p>
      <text:list xml:id="list3892028398086348518" text:style-name="L3">
        <text:list-item>
          <text:p text:style-name="P5">Nincs egy kibocsátó szerv (nemzeti bank), tehát nem lehetséges mesterséges külső okokból eredő „pénz szűke”</text:p>
        </text:list-item>
        <text:list-item>
          <text:p text:style-name="P5">Nincs hitel kamat, betét kamat</text:p>
        </text:list-item>
        <text:list-item>
          <text:p text:style-name="P5">Nincs infláció vagy defláció</text:p>
        </text:list-item>
        <text:list-item>
          <text:p text:style-name="P5">Nincs árfolyama</text:p>
        </text:list-item>
      </text:list>
      <text:p text:style-name="P1"/>
      <text:p text:style-name="P1">A digitalizálható szellemi termékek maguk is ebben a rendszerben kerülnek publikálásra, a rendszer nyilvántartja a letöltéseket (ezeknél a termékeknél ezt tekintjük „felhasználásnak”). A többi terméknél, szolgáltatásnál a tranzakció résztvevői viszik be a rendszerbe az információt arról, hogy a teljesítés ténylegesen megtörtént.</text:p>
      <text:p text:style-name="Text_20_body"/>
      <text:h text:style-name="Heading_20_2" text:outline-level="2">Elvi megfontolások</text:h>
      <text:p text:style-name="Text_20_body"/>
      <text:p text:style-name="P1">A szellemi termelés elveinek tökéletes érvényesülése esetén a résztvevők nem méricskélnék, hogy mennyit adok, mennyit kapok a rendszerben, hiszen a szellemi termékek esetén sem az adott sem a <text:soft-page-break/>kapott szellemi  termék értéke nem mérhető pontosan, az előnyök sokszor időben eltolódva később jelentkeznek, esetenként egy vagy több másik produktumban ami erre is támaszkodva jött létre.</text:p>
      <text:p text:style-name="P1">A jelen körülmények között (piacgazdasági környezet és az emberi tudat fejlettség jelen szintjén, a jelen szocializálódásunk során beidegzett előítéleteinket, bizalmatlanságunkat is figyelembe véve) mégis szükségesnek látszik egyfajta elszámolási rendszer működtetése, ami kimutatja ki mennyivel járul hozzá a közösség működéséhez és mit vesz onnan igénybe.</text:p>
      <text:p text:style-name="P1">Úgy gondolom, hogy a szellemi termeléshez még akkor járunk a legközelebb ha egy „idő alapú <text:s/>elszámolást” használunk. Azaz nyilvántartjuk ki mennyi munkaidőt fordított a közösség más tagjainak (illetve a közösség egészének) az igényei kielégítésére, és mennyi mások idő ráfordítását használta fel saját céljaira. Még egyszer habsulyom ez egy kompromisszum, a szellemi termelés tiszta elvei szerint ilyen méricskélés nem indokolt és nem is helyes mert a termékek többszörös áttételeken keresztül követhetetlen hatás láncolaton keresztül „hasznosulnak” korántsem biztos, hogy a termék első szintű felhasználója (aki a termelőtől kapta meg az adott terméket) az egyetlen haszonélvezője az adott terméknek, könnyen lehet, hogy egy általa létrehozott másik termékben mások számára fog a haszon igazán jelentkezni.</text:p>
      <text:p text:style-name="P1">.</text:p>
      <text:p text:style-name="Text_20_body">Tehát ebben a – korántsem az ideális szellemi termelést megvalósító - <text:s/>modellben nyilvántartjuk ki mennyi munkaidőt fordított a közösség számára hasznos termékek előállítására </text:p>
      <text:p text:style-name="Text_20_body"><text:tab/>továbbiakban: <text:span text:style-name="T1">BI</text:span> <text:s/>-<text:span text:style-name="T1">Beadott idő</text:span></text:p>
      <text:p text:style-name="Text_20_body">és az általa használt más által előállított termékek előállítására mások mennyi időt fordítottak <text:tab/>továbbiakban: <text:span text:style-name="T1">KI -kivett, igénybe vett idő</text:span>.</text:p>
      <text:p text:style-name="Text_20_body"/>
      <text:p text:style-name="Text_20_body">Hosszabb időtávban (egyelőre az „inaktív” tagoktól eltekintve) a kettőnek illik egyensúlyba kerülni tehát <text:s/></text:p>
      <text:p text:style-name="P2">BI = KI. </text:p>
      <text:p text:style-name="Text_20_body"/>
      <text:p text:style-name="Text_20_body">Helyzetnek elő állni. Mivel ez az állapot csak hosszabb időtávban lehet elvárás célszerü lesz az egyenleg időbeli változásait, tendenciát figyelni (grafikus megjelenítésben) és ebből vonnile következtetéseket az adott résztvevő teljesítményéről, csoporton belüli helyzetéről.</text:p>
      <text:p text:style-name="Text_20_body"/>
      <text:p text:style-name="Text_20_body">Természetesen egy adott terméket nem minden esetben egyetlen felhasználó használ fel, gyakori (a szellemi termékeknél tipikus) eset, hogy egy terméket többen is használnak. Ilyenkor a termelő által betett „<text:span text:style-name="T1">BI” </text:span><text:span text:style-name="T2">időt a felhasználók között egyenletesen osztjuk szét, egy -egy felhasználónál </text:span></text:p>
      <text:p text:style-name="P2">KI<text:span text:style-name="T3">i</text:span> = BI / n <text:s/><text:span text:style-name="T2"><text:s text:c="4"/>ahol „</text:span>n<text:span text:style-name="T2">” a felhasználók száma.</text:span></text:p>
      <text:p text:style-name="Text_20_body"/>
      <text:h text:style-name="Heading_20_2" text:outline-level="2">A készítendő web2 -es rendszer tulajdonságai</text:h>
      <text:p text:style-name="Text_20_body"/>
      <text:p text:style-name="Text_20_body">Az információkat maguk a felhasználók viszik be a rendszerbe.</text:p>
      <text:list xml:id="list9056953314365414878" text:style-name="L2">
        <text:list-item>
          <text:p text:style-name="P3">Résztvevő személyek (esetleg közösségek) nyilvántartása</text:p>
        </text:list-item>
        <text:list-item>
          <text:p text:style-name="P3">Termék kínálatok nyilvántartása (a termék előállítója közli a <text:s/>tényleges ráfordított munkaidőt, <text:s/>- vagy ha a termék előállítását még csak tervezi - akkor a tervezett ráfordítási <text:soft-page-break/>időt)</text:p>
        </text:list-item>
        <text:list-item>
          <text:p text:style-name="P3">Szolgáltatás kínálatok nyilvántartása (a felajánló közli a felajánlott munkaidő mennyiséget)</text:p>
        </text:list-item>
        <text:list-item>
          <text:p text:style-name="P3">Termék keresletek (a kereslet bejelentője megadja, hogy saját értékelése szerint a termék mennyi idő alatt állítható elő)</text:p>
        </text:list-item>
        <text:list-item>
          <text:p text:style-name="P3">Szolgáltatás keresletek (a kereslet bejelentője közli mennyi munkaidőt venne igénybe)</text:p>
        </text:list-item>
        <text:list-item>
          <text:p text:style-name="P3">Falhasználói alku kezdeményezés <text:s/>A potenciális felhasználó jelzi a kínálatot közzé tevő termelőnek, szolgáltatás felajánlónak, hogy a termékre, szolgáltatásra szüksége van, de a megjelölt idő ráfordítást irreálisnak tartja, másik idő értékre tesz javaslatot. </text:p>
        </text:list-item>
        <text:list-item>
          <text:p text:style-name="P3">Felajánlói alku kezdeményezés <text:s/>A potenciális termelő, szolgáltató jelzi a keresletet közzé tevő felé <text:s/>,hogy a terméket elő tudja állítani, a szolgáltatás nyújtására képes, de a megjelölt idő ráfordítást irreálisnak tartja, másik idő értékre tesz javaslatot. </text:p>
        </text:list-item>
        <text:list-item>
          <text:p text:style-name="P3">Megrendelések nyilvántartása (az igénybe vevő jelzi a termelőnek vagy szolgáltatás felajánlónak, hogy a termékét, szolgáltatását használni kívánja, elfogadja a termelő vagy szolgáltató által megjelölt idő ráfordítást.</text:p>
        </text:list-item>
        <text:list-item>
          <text:p text:style-name="P3">Tényleges teljesítések nyilvántartása. A rendszerben közzé tett digitalizált tartalmaknál a letöltések automatikus nyilvántartása jelzi a „felhasználást”, a többi terméknél szolgáltatásnál mindkét fél egybehangzó jelzése után tekinti a rendszer a terméket, szolgáltatás „felhasználtnak”, „teljesítettnek”. A termelő, szolgáltató a tényleges ráfordításnak megfelelően módosíthatja a „<text:span text:style-name="T1">BI</text:span>” - „<text:span text:style-name="T1">KI</text:span>” értéket.</text:p>
        </text:list-item>
        <text:list-item>
          <text:p text:style-name="P3">Beadott – Felhasznált idő nyilvántartás. A nyilvántartás különböző idő intervallumokra, különböző részletességben kérhető le táblázatos vagy grafikus formában.</text:p>
        </text:list-item>
        <text:list-item>
          <text:p text:style-name="P3">Termékek, szolgáltatások értékelése. </text:p>
        </text:list-item>
        <text:list-item>
          <text:p text:style-name="P3">Termelők, szolgáltatók átlagos értékelése (a termékeik, szolgáltatásaik értékelésének átlaga)</text:p>
        </text:list-item>
        <text:list-item>
          <text:p text:style-name="P3">Hozzászólások a termékekhez, szolgáltatásokhoz</text:p>
        </text:list-item>
        <text:list-item>
          <text:p text:style-name="P3">Termelői csoport. Tartós vagy ad-hoc termelő, szolgáltató csoport alakítható ki. Ilyenkor egy termék, szolgáltatás kínálat illetve teljesítés kerül nyilvántartásba, a termelő/szolgáltató csoport tagjai egyenletesen osztoznak a „<text:span text:style-name="T1">BI</text:span>” jóváíráson.</text:p>
        </text:list-item>
        <text:list-item>
          <text:p text:style-name="P3">Felhasználói csoport. Tartós vagy ad-hoc fogyasztó csoport alakítható ki. Ilyenkor egy termék, szolgáltatás kereslet illetve teljesítés kerül nyilvántartásba, a csoport tagjai egyenletesen osztoznak a (lentebb leírtak szerint meghatározott) „<text:span text:style-name="T1">KI</text:span>” terhelésen.</text:p>
        </text:list-item>
      </text:list>
      <text:p text:style-name="Text_20_body">A termék előállító a teljesítés gépre vitelekor jelzi, hogy a felhasználással a terméke „elhasználódott” vagy még további felhasználása is lehetséges (ez utóbbi jellemzően a szellemi termékeknél fordul lévő, bár tárgyi eszközök kölcsönzésénél is elképzelhető). Az „Elhasználódott” termékek értelemszerűen le kerülnek az aktív kínálatok listájáról, a második csoportba soroltak maradnak aktív kínálatként.</text:p>
      <text:p text:style-name="Text_20_body">Az időszakonként (pl. havonta) működő „folyószámla kalkulátor” modul gondoskodik arról, hogy a felhasználásoknál a termelőnél, szolgáltatás nyújtónál a megfelelő mennyiségű „<text:span text:style-name="T1">BI</text:span>” jóváírásra kerüljön, illetve a felhasználóknál a „<text:span text:style-name="T1">KI</text:span>” terhelés megtörténjen.</text:p>
      <text:p text:style-name="Text_20_body">Az egyszer felhasználható termékeknél és a szolgáltatásoknál a termelőnél történő „<text:span text:style-name="T1">BI</text:span>” jóváírással és a felhasználónál történő <text:s/>ugyanekkora „<text:span text:style-name="T1">KI</text:span>” terheléssel az adott tranzakcióval kapcsolatos idő nyilvántartás le is zárul.</text:p>
      <text:p text:style-name="Text_20_body">A többször felhasznált/felhasználható termékeknél a termelő egyszer (az első felhasználáskor) kapja meg a „<text:span text:style-name="T1">BI</text:span>” jóváírást, a felhasználók között pedig egyenletes osztja el a rendszer az ugyanekkora <text:s/>„<text:span text:style-name="T1">KI</text:span>” értéket. Ez a gyakorlatban úgy valósul meg, hogy az első felhasználáskor a teljes „<text:span text:style-name="T1">BI = KI</text:span>” <text:soft-page-break/>érték kerül terhelésre, <text:s/>a második, harmadik ...stb felhasználáskor újra számolja a rendszer az egy felhasználóra eső „<text:span text:style-name="T1">Ki</text:span><text:span text:style-name="T4">i </text:span><text:span text:style-name="T5">=</text:span><text:span text:style-name="T4"> </text:span><text:span text:style-name="T5">BI / n</text:span>” értéket, és a korábbi felhasználóknál (akiknél az Ő felhasználásuk idején magasabb érték lett terhelve) jóváírással korrigálja az adott felhasználónál <text:s/>korábban elszámolt „<text:span text:style-name="T6">∑</text:span><text:span text:style-name="T1">KI</text:span><text:span text:style-name="T4">korábbiak</text:span>” értéket az aktuális „KI<text:span text:style-name="T3">i</text:span>” értékre.</text:p>
      <text:p text:style-name="Text_20_body"/>
      <text:h text:style-name="Heading_20_2" text:outline-level="2">A csoporton kívüli „hagyományos piaccal” történő kapcsolat </text:h>
      <text:h text:style-name="Heading_20_2" text:outline-level="2"/>
      <text:h text:style-name="Heading_20_2" text:outline-level="2">Megtakarítás (elhalasztott fogyasztás), hitel (előre hozott fogyasztás) kezelése</text:h>
      <text:h text:style-name="Heading_20_2" text:outline-level="2"/>
      <text:h text:style-name="Heading_20_2" text:outline-level="2"><text:s/>A csoport közös szükségleteinek kezelése, szociális ellátás, nyugdíj a csoportban</text:h>
      <text:h text:style-name="Heading_20_2" text:outline-level="2"/>
      <text:p text:style-name="Text_20_body"/>
      <text:h text:style-name="Heading_20_2" text:outline-level="2">Az állami közteherviseléssel való kapcsolat</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imes New Roman1" svg:font-family="'Times New Roman'"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0T09:46:36.10</meta:creation-date>
    <dc:date>2015-10-11T16:02:41.15</dc:date>
    <meta:editing-duration>PT2H47M16S</meta:editing-duration>
    <meta:editing-cycles>4</meta:editing-cycles>
    <meta:generator>OpenOffice/4.1.1$Win32 OpenOffice.org_project/411m6$Build-9775</meta:generator>
    <meta:document-statistic meta:table-count="0" meta:image-count="0" meta:object-count="0" meta:page-count="4" meta:paragraph-count="48" meta:word-count="1208" meta:character-count="9365"/>
  </office:meta>
</office:document-meta>
</file>